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12cm" fo:min-width="0cm"/>
    </style:style>
    <style:style style:name="gr10" style:family="graphic" style:parent-style-name="objectwithoutfill">
      <style:graphic-properties draw:stroke="dash" draw:stroke-dash="Fine_20_Dashed" svg:stroke-width="0.051cm" draw:marker-start="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Courier New'" style:font-family-generic="modern" style:font-pitch="fixed" fo:font-size="28pt" style:font-size-asian="28pt" style:font-size-complex="28pt"/>
    </style:style>
    <style:style style:name="P2" style:family="paragraph">
      <style:paragraph-properties fo:text-align="center"/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" style:family="text">
      <style:text-properties style:text-position="sub 58%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5.367cm" svg:height="1.27cm" svg:x="1.34cm" svg:y="0.317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286cm" svg:height="2.159cm" svg:x="7.846cm" svg:y="17.231cm">
          <text:p/>
          <draw:enhanced-geometry svg:viewBox="0 0 21600 21600" draw:text-areas="0 0 21600 21600" draw:type="quad-arrow" draw:modifiers="86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onnector draw:style-name="gr3" draw:text-style-name="P3" draw:layer="layout" draw:type="lines" svg:x1="7.846cm" svg:y1="18.31cm" svg:x2="1.34cm" svg:y2="0.952cm" draw:start-shape="id1" draw:start-glue-point="3" draw:end-shape="id2" draw:end-glue-point="3" svg:d="m7846 18310h-501l-6507-17358h502">
          <text:p/>
        </draw:connector>
        <draw:connector draw:style-name="gr3" draw:text-style-name="P3" draw:layer="layout" draw:type="lines" svg:x1="10.132cm" svg:y1="18.31cm" svg:x2="16.707cm" svg:y2="0.952cm" draw:start-shape="id1" draw:start-glue-point="1" draw:end-shape="id2" draw:end-glue-point="1" svg:d="m10132 18310h502l6573-17358h-500">
          <text:p/>
        </draw:connector>
        <draw:line draw:style-name="gr3" draw:text-style-name="P3" draw:layer="layout" svg:x1="4.007cm" svg:y1="9.594cm" svg:x2="13.97cm" svg:y2="9.594cm">
          <text:p/>
        </draw:line>
        <draw:line draw:style-name="gr4" draw:text-style-name="P3" draw:layer="layout" svg:x1="1.848cm" svg:y1="9.865cm" svg:x2="1.848cm" svg:y2="18.247cm">
          <text:p/>
        </draw:line>
        <draw:frame draw:style-name="gr5" draw:text-style-name="P4" draw:layer="layout" svg:width="1.095cm" svg:height="1.761cm" svg:x="0.705cm" svg:y="13.336cm">
          <draw:text-box>
            <text:p text:style-name="P4"><text:span text:style-name="T1">d</text:span></text:p>
          </draw:text-box>
        </draw:frame>
        <draw:frame draw:style-name="gr6" draw:text-style-name="P4" draw:layer="layout" svg:width="1.438cm" svg:height="1.657cm" svg:x="9.322cm" svg:y="18.382cm">
          <draw:text-box>
            <text:p text:style-name="P5"><text:span text:style-name="T1">O</text:span><text:span text:style-name="T2">i</text:span></text:p>
          </draw:text-box>
        </draw:frame>
        <draw:connector draw:style-name="gr7" draw:text-style-name="P3" xml:id="id4" draw:id="id4" draw:layer="layout" draw:type="line" svg:x1="6.414cm" svg:y1="9.3cm" svg:x2="4.158cm" svg:y2="1.831cm" draw:end-shape="id3" draw:end-glue-point="9" svg:d="m6414 9300-2256-7469">
          <text:p/>
        </draw:connector>
        <draw:custom-shape draw:style-name="gr8" draw:text-style-name="P3" xml:id="id3" draw:id="id3" draw:layer="layout" svg:width="0.705cm" svg:height="0.705cm" svg:x="3.556cm" svg:y="1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095cm" svg:height="7.562cm" svg:x="2.706cm" svg:y="1.736cm">
          <draw:text-box>
            <text:p text:style-name="P4"><text:span text:style-name="T1">p</text:span></text:p>
          </draw:text-box>
        </draw:frame>
        <draw:connector draw:style-name="gr10" draw:text-style-name="P3" draw:layer="layout" draw:type="line" svg:x1="8.989cm" svg:y1="17.232cm" svg:x2="6.414cm" svg:y2="9.3cm" draw:end-shape="id4" draw:end-glue-point="2" svg:d="m8989 17232-2575-79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sten </meta:initial-creator>
    <meta:creation-date>2014-04-11T12:13:25</meta:creation-date>
    <dc:date>2014-04-11T12:28:16</dc:date>
    <dc:creator>Karsten </dc:creator>
    <meta:editing-duration>PT27S</meta:editing-duration>
    <meta:editing-cycles>2</meta:editing-cycles>
    <meta:generator>LibreOffice/3.6$Linux_x86 LibreOffice_project/360m1$Build-2</meta:generator>
    <meta:document-statistic meta:object-count="12"/>
  </office:meta>
</office:document-meta>
</file>